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41AA49B91C4F1BFEDE3.png" manifest:media-type="image/png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dfe85" officeooo:paragraph-rsid="000dfe85" style:font-size-asian="15.75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srom10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9cm, 0cm, 2.58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64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Text Frame 2" draw:style-name="gr1" draw:text-style-name="P4" svg:width="19.095cm" svg:height="4.643cm" svg:x="0.935cm" svg:y="6.191cm">
        <draw:text-box>
          <text:p text:style-name="P3"><text:span text:style-name="T1">ACKNOWLEDGEMENT</text:span></text:p>
        </draw:text-box>
      </draw:frame>
      <text:p text:style-name="Title"><draw:frame text:anchor-type="char" draw:z-index="1" draw:name="Picture 6" draw:style-name="gr2" draw:text-style-name="P5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Image1" text:anchor-type="char" svg:x="-0.198cm" svg:y="6.777cm" svg:width="16.626cm" svg:height="13.582cm" draw:z-index="3"><draw:image xlink:href="Pictures/100000010000035C0000041AA49B91C4F1BFEDE3.png" xlink:type="simple" xlink:show="embed" xlink:actuate="onLoad" draw:mime-type="image/png"/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6</meta:editing-cycles>
    <meta:creation-date>2024-07-22T14:15:00</meta:creation-date>
    <dc:date>2024-07-30T19:03:16.715874241</dc:date>
    <meta:editing-duration>PT8H57M48S</meta:editing-duration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